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2"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10cd4f" style:text-blinking="false" fo:background-color="transparent" style:font-weight-asian="bold" style:font-weight-complex="bold"/>
    </style:style>
    <style:style style:name="P3"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4"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6"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360376" style:text-blinking="false" fo:background-color="transparent" style:font-weight-asian="bold" style:font-weight-complex="bold"/>
    </style:style>
    <style:style style:name="P7" style:family="paragraph" style:parent-style-name="Text_20_body">
      <style:paragraph-properties fo:margin-top="0in" fo:margin-bottom="0in" style:contextual-spacing="false" fo:line-height="15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360376" style:text-blinking="false" fo:background-color="transparent" style:font-weight-asian="bold" style:font-weight-complex="bold"/>
    </style:style>
    <style:style style:name="P8"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19ad32" officeooo:paragraph-rsid="0008b59a" style:text-blinking="false" fo:background-color="transparent" style:font-weight-asian="bold" style:font-weight-complex="bold"/>
    </style:style>
    <style:style style:name="P9"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360376" officeooo:paragraph-rsid="00360376" style:text-blinking="false" fo:background-color="transparent" style:font-weight-asian="bold" style:font-weight-complex="bold"/>
    </style:style>
    <style:style style:name="P10"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360376" officeooo:paragraph-rsid="00360376" style:text-blinking="false" fo:background-color="transparent"/>
    </style:style>
    <style:style style:name="P12"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normal" officeooo:paragraph-rsid="0019ad32" style:text-blinking="false" fo:background-color="transparent"/>
    </style:style>
    <style:style style:name="P14"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language="uk" fo:country="UA" fo:font-style="normal" style:text-underline-style="none" fo:font-weight="bold" style:text-blinking="false" fo:background-color="transparent"/>
    </style:style>
    <style:style style:name="P15"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16" style:family="paragraph" style:parent-style-name="Text_20_body">
      <style:paragraph-properties fo:margin-top="0in" fo:margin-bottom="0in" style:contextual-spacing="false" fo:line-height="15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4717f9" officeooo:paragraph-rsid="004717f9"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50%" fo:text-align="center" style:justify-single-word="false" style:writing-mode="lr-tb"/>
      <style:text-properties fo:color="#000000" fo:language="uk" fo:country="UA" officeooo:paragraph-rsid="00360376"/>
    </style:style>
    <style:style style:name="P18" style:family="paragraph" style:parent-style-name="Text_20_body">
      <style:paragraph-properties fo:margin-top="0in" fo:margin-bottom="0in" style:contextual-spacing="false" fo:line-height="150%" fo:text-align="center" style:justify-single-word="false" style:writing-mode="lr-tb"/>
      <style:text-properties fo:color="#000000" style:font-name="Times New Roman" fo:font-size="14pt" fo:language="uk" fo:country="UA" fo:font-weight="bold" officeooo:rsid="00360376" officeooo:paragraph-rsid="00360376" style:font-size-asian="14pt" style:font-weight-asian="bold" style:font-size-complex="14pt" style:font-weight-complex="bold"/>
    </style:style>
    <style:style style:name="P19" style:family="paragraph" style:parent-style-name="Text_20_body">
      <style:paragraph-properties fo:margin-top="0in" fo:margin-bottom="0in" style:contextual-spacing="false" fo:line-height="150%" fo:text-align="center" style:justify-single-word="false" style:writing-mode="lr-tb"/>
      <style:text-properties fo:color="#000000" style:font-name="Times New Roman" fo:font-size="14pt" fo:language="uk" fo:country="UA" fo:font-weight="bold" officeooo:paragraph-rsid="0010cd4f" style:font-size-asian="14pt" style:font-weight-asian="bold" style:font-size-complex="14pt" style:font-weight-complex="bold"/>
    </style:style>
    <style:style style:name="P20"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fo:font-weight="bold" officeooo:paragraph-rsid="003c2423" style:font-size-asian="14pt" style:font-style-asian="normal" style:font-weight-asian="bold" style:font-size-complex="14pt" style:font-style-complex="normal" style:font-weight-complex="bold"/>
    </style:style>
    <style:style style:name="P21"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3cce4d" style:font-size-asian="14pt" style:font-style-asian="normal" style:font-size-complex="14pt" style:font-style-complex="normal"/>
    </style:style>
    <style:style style:name="P22"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3d2d4a" style:font-size-asian="14pt" style:font-style-asian="normal" style:font-size-complex="14pt" style:font-style-complex="normal"/>
    </style:style>
    <style:style style:name="P23"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3edc43" style:font-size-asian="14pt" style:font-style-asian="normal" style:font-size-complex="14pt" style:font-style-complex="normal"/>
    </style:style>
    <style:style style:name="P24"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40d8b9" style:font-size-asian="14pt" style:font-style-asian="normal" style:font-size-complex="14pt" style:font-style-complex="normal"/>
    </style:style>
    <style:style style:name="P25"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415493" style:font-size-asian="14pt" style:font-style-asian="normal" style:font-size-complex="14pt" style:font-style-complex="normal"/>
    </style:style>
    <style:style style:name="P26"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paragraph-rsid="003c2423" style:font-size-asian="14pt" style:font-style-asian="normal" style:font-size-complex="14pt" style:font-style-complex="normal"/>
    </style:style>
    <style:style style:name="P27" style:family="paragraph" style:parent-style-name="Text_20_body">
      <style:paragraph-properties fo:margin-top="0in" fo:margin-bottom="0in" style:contextual-spacing="false" fo:line-height="150%" fo:text-align="justify" style:justify-single-word="false" style:writing-mode="lr-tb"/>
      <style:text-properties fo:color="#000000" style:font-name="Times New Roman" fo:font-size="14pt" fo:language="uk" fo:country="UA" fo:font-style="normal" officeooo:rsid="00440df4" officeooo:paragraph-rsid="00440df4" style:font-size-asian="14pt" style:font-style-asian="normal" style:font-size-complex="14pt" style:font-style-complex="normal"/>
    </style:style>
    <style:style style:name="P28" style:family="paragraph" style:parent-style-name="Text_20_body">
      <style:text-properties fo:color="#000000" style:font-name="Times New Roman" fo:language="uk" fo:country="UA"/>
    </style:style>
    <style:style style:name="P29" style:family="paragraph" style:parent-style-name="Text_20_body">
      <style:text-properties fo:color="#000000" style:font-name="Times New Roman" fo:language="uk" fo:country="UA" officeooo:paragraph-rsid="00344cdf"/>
    </style:style>
    <style:style style:name="P30" style:family="paragraph" style:parent-style-name="Text_20_body">
      <style:paragraph-properties fo:line-height="150%"/>
      <style:text-properties fo:color="#000000" style:font-name="Times New Roman" fo:language="uk" fo:country="UA" fo:font-weight="bold" officeooo:paragraph-rsid="00344cdf" style:font-weight-asian="bold" style:font-weight-complex="bold"/>
    </style:style>
    <style:style style:name="P31" style:family="paragraph" style:parent-style-name="Text_20_body">
      <style:paragraph-properties fo:line-height="100%"/>
      <style:text-properties fo:color="#000000" style:font-name="Times New Roman" fo:language="uk" fo:country="UA" fo:font-weight="normal" officeooo:paragraph-rsid="0010cd4f"/>
    </style:style>
    <style:style style:name="P32" style:family="paragraph" style:parent-style-name="Text_20_body">
      <style:paragraph-properties fo:text-align="justify" style:justify-single-word="false"/>
      <style:text-properties fo:color="#000000" style:font-name="Times New Roman" fo:font-size="11pt" fo:language="uk" fo:country="UA" fo:font-weight="bold" style:font-size-asian="11pt" style:font-weight-asian="bold" style:font-size-complex="11pt" style:font-weight-complex="bold"/>
    </style:style>
    <style:style style:name="T1" style:family="text">
      <style:text-properties style:font-name="Times New Roman" fo:font-size="14pt" style:font-size-asian="12.25pt" style:font-size-complex="14pt"/>
    </style:style>
    <style:style style:name="T2" style:family="text">
      <style:text-properties fo:font-variant="normal" fo:text-transform="none" fo:color="#000000" style:text-line-through-style="none" style:text-line-through-type="none" style:font-name="Times New Roman" fo:font-size="14.25pt" fo:font-style="normal" style:text-underline-style="none" fo:font-weight="bold" officeooo:rsid="00360376"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style:font-name="Times New Roman" fo:font-size="14.25pt" fo:font-style="normal" style:text-underline-style="none" fo:font-weight="bold" officeooo:rsid="0019ad32" style:text-blinking="false" fo:background-color="transparent" loext:char-shading-value="0" style:font-weight-asian="bold" style:font-weight-complex="bold"/>
    </style:style>
    <style:style style:name="T4" style:family="text">
      <style:text-properties fo:font-variant="normal" fo:text-transform="none" style:text-line-through-style="none" style:text-line-through-type="none" style:font-name="Times New Roman" fo:font-size="14.25pt" fo:font-style="normal" style:text-underline-style="none" fo:font-weight="bold" officeooo:rsid="00360376" style:text-blinking="false" fo:background-color="transparent" loext:char-shading-value="0" style:font-weight-asian="bold" style:font-weight-complex="bold"/>
    </style:style>
    <style:style style:name="T5" style:family="text">
      <style:text-properties fo:font-variant="normal" fo:text-transform="none" style:text-line-through-style="none" style:text-line-through-type="none" style:font-name="Times New Roman" fo:font-size="14.25pt" fo:font-style="normal" style:text-underline-style="none" fo:font-weight="bold" officeooo:rsid="0019ad32" style:text-blinking="false" fo:background-color="transparent" loext:char-shading-value="0" style:font-weight-asian="bold"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officeooo:rsid="0008b59a"/>
    </style:style>
    <style:style style:name="T8" style:family="text">
      <style:text-properties officeooo:rsid="00360376"/>
    </style:style>
    <style:style style:name="T9" style:family="text">
      <style:text-properties officeooo:rsid="003b1fd8"/>
    </style:style>
    <style:style style:name="T10" style:family="text">
      <style:text-properties officeooo:rsid="003cce4d"/>
    </style:style>
    <style:style style:name="T11" style:family="text">
      <style:text-properties officeooo:rsid="003d2d4a"/>
    </style:style>
    <style:style style:name="T12" style:family="text">
      <style:text-properties officeooo:rsid="003edc43"/>
    </style:style>
    <style:style style:name="T13" style:family="text">
      <style:text-properties officeooo:rsid="0040d8b9"/>
    </style:style>
    <style:style style:name="T14" style:family="text">
      <style:text-properties officeooo:rsid="00415493"/>
    </style:style>
    <style:style style:name="T15" style:family="text">
      <style:text-properties officeooo:rsid="0041a8cd"/>
    </style:style>
    <style:style style:name="T16" style:family="text">
      <style:text-properties officeooo:rsid="0043b549"/>
    </style:style>
    <style:style style:name="T17" style:family="text">
      <style:text-properties officeooo:rsid="00440df4"/>
    </style:style>
    <style:style style:name="T18" style:family="text">
      <style:text-properties officeooo:rsid="004717f9"/>
    </style:style>
    <style:style style:name="T19" style:family="text">
      <style:text-properties fo:color="#ff3333"/>
    </style:style>
    <style:style style:name="T20" style:family="text">
      <style:text-properties fo:color="#ff3333" officeooo:rsid="003cce4d"/>
    </style:style>
    <style:style style:name="T21" style:family="text">
      <style:text-properties fo:color="#ff3333" officeooo:rsid="003edc43"/>
    </style:style>
    <style:style style:name="T22" style:family="text">
      <style:text-properties fo:color="#ff3333" officeooo:rsid="00415493"/>
    </style:style>
    <style:style style:name="T23" style:family="text">
      <style:text-properties fo:color="#ff3333" officeooo:rsid="004717f9"/>
    </style:style>
    <style:style style:name="T24" style:family="text">
      <style:text-properties officeooo:rsid="00493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f600f5b-b8a8-b556-5430-164b792d637a"/>МІНІСТЕРСТВО ОСВІТИ І НАУКИ УКРАЇНИ</text:p>
      <text:p text:style-name="P14">ЛЬВІВСЬКИЙ НАЦІОНАЛЬНИЙ УНІВЕРСИТЕТ ІМЕНІ ІВАНА ФРАНКА</text:p>
      <text:p text:style-name="P10">ФАКУЛЬТЕТ ЕЛЕКТРОНІКИ</text:p>
      <text:p text:style-name="P28"/>
      <text:p text:style-name="P12"><text:tab/><text:tab/><text:tab/><text:tab/><text:tab/><text:tab/><text:tab/><text:tab/><text:span text:style-name="T6">КАФЕДРА РАДІОФІЗИКИ <text:s/>ТА <text:tab/><text:tab/><text:tab/><text:tab/><text:tab/><text:tab/><text:tab/><text:tab/><text:tab/>КОМП’ЮТЕРНИХ ТЕХНОЛОГІЙ</text:span></text:p>
      <text:p text:style-name="P32"/>
      <text:p text:style-name="P15"><text:tab/><text:tab/><text:tab/><text:tab/><text:tab/><text:tab/><text:tab/><text:tab/>КАФЕДРА ПЕДАГОГІКИ</text:p>
      <text:p text:style-name="P29"/>
      <text:p text:style-name="P29"/>
      <text:p text:style-name="P11">АНАЛІЗ</text:p>
      <text:p text:style-name="P3"><text:span text:style-name="T8">навчального заняття</text:span> <text:span text:style-name="T7">з дисципліни:</text:span></text:p>
      <text:p text:style-name="P7">“<text:span text:style-name="T9">Технології комп'ютерного проектування</text:span>”, </text:p>
      <text:p text:style-name="P16">на тему:</text:p>
      <text:p text:style-name="P16">“<text:span text:style-name="T24">Моделювання довільного закону розподілу</text:span>”,</text:p>
      <text:p text:style-name="P17"><text:span text:style-name="T4">проведеного 24</text:span><text:span text:style-name="T5"> лютого 2015 року</text:span><text:span text:style-name="T4"> для потоку ФеІ-2 </text:span></text:p>
      <text:p text:style-name="P18">Гложиком Любомиром Любомировичем</text:p>
      <text:p text:style-name="P8"/>
      <text:p text:style-name="P13"/>
      <text:p text:style-name="P9">Виконала</text:p>
      <text:p text:style-name="P6">студентка групи ФЕІ-51м</text:p>
      <text:p text:style-name="P4">Литвин В. В.</text:p>
      <text:p text:style-name="P30"/>
      <text:p text:style-name="P30"/>
      <text:p text:style-name="P5">Перевіри<text:span text:style-name="T7">ла</text:span></text:p>
      <text:p text:style-name="P4">доц. <text:span text:style-name="T7">Заячук</text:span> <text:span text:style-name="T7">Ю</text:span>. <text:span text:style-name="T7">Д</text:span>. <text:s/></text:p>
      <text:p text:style-name="P31"/>
      <text:p text:style-name="P31"><text:line-break/></text:p>
      <text:p text:style-name="P31"/>
      <text:p text:style-name="P31"/>
      <text:p text:style-name="P31"/>
      <text:p text:style-name="P2">Львів 201<text:span text:style-name="T7">5</text:span> </text:p>
      <text:p text:style-name="P19"><text:soft-page-break/>ЗМІСТ АНАЛІЗУ</text:p>
      <text:p text:style-name="P20">1. Зміст лекції:</text:p>
      <text:p text:style-name="P21"><text:tab/><text:span text:style-name="T10">Тема лекції є доволі універсальною, оскільки стосується багатьох дисциплін, тому знання, отримані студентами під час цього заняття, знайдуть застосування у багатьох подальших курсах, а розуміння цього лекційного матеріалу значно спростить сприйняття навчального матеріалу з подальших курсів. </text:span></text:p>
      <text:p text:style-name="P21"><text:span text:style-name="T10"><text:tab/>Не зважаючи на поширеність проблем, що розглядаються, інформація </text:span><text:s/>відповід<text:span text:style-name="T10">ає</text:span> сучасному рівню розвитку науки <text:span text:style-name="T10">і є доволі актуальною</text:span>. <text:span text:style-name="T10">З</text:span>міст матеріалу, що викладається, <text:span text:style-name="T10">був обраний таким чином, щоб максимально донести наукову новизну питання і в той же час </text:span>висвітл<text:span text:style-name="T10">ити</text:span> його з <text:span text:style-name="T10">таких</text:span> позицій, <text:span text:style-name="T10">щоб <text:s/>знання були застосовними як на практиці, так і для поглибленого теоретичного вивчення навіть в межах інших навчальних дисциплін. </text:span></text:p>
      <text:p text:style-name="P22"><text:tab/><text:span text:style-name="T18">У ході заняття було чітко окреслено</text:span> проблемн<text:span text:style-name="T11">і</text:span> питан<text:span text:style-name="T11">ні та зазначено </text:span>значущ<text:span text:style-name="T11">і</text:span>ст<text:span text:style-name="T11">ь</text:span> матеріалу <text:span text:style-name="T11">і</text:span> його застосування в майбутній спеціальності, <text:span text:style-name="T11">вказано напрямки </text:span>професійн<text:span text:style-name="T11">ої</text:span> спрямован<text:span text:style-name="T11">о</text:span>ст<text:span text:style-name="T11">і, в яких може використовуватись розглянутий матеріал</text:span>. </text:p>
      <text:p text:style-name="P22"><text:tab/><text:span text:style-name="T11">Під час лекції студентам було продемонстровано практичну реалізацію пояснюваного матеріалу, чого </text:span>немає в <text:span text:style-name="T11">більшості </text:span>підручник<text:span text:style-name="T11">ів, а найбільш складні питання п</text:span>оясн<text:span text:style-name="T11">ювались на багатьох прикладах з детальним, покроковим описом дій</text:span>. </text:p>
      <text:p text:style-name="P22"><text:tab/><text:span text:style-name="T11">Поданий матеріал є частиною програми курсу і логічно продовжує попередні лекційні заняття, а також служить хорошою базою для поглиблення вивчення <text:s/>процесів моделювання випадкових величин в наступних лекціях. </text:span></text:p>
      <text:p text:style-name="P22"/>
      <text:p text:style-name="P20">2. Методика читання лекцій:</text:p>
      <text:p text:style-name="P23"><text:tab/><text:span text:style-name="T12">Викладач-практикант дотримувався </text:span>чітк<text:span text:style-name="T18">ої</text:span> структур<text:span text:style-name="T18">и подання інформації, що свідчить про ретельну підготовку і продумування </text:span>логік<text:span text:style-name="T12">и</text:span> викладу <text:span text:style-name="T12">матеріалу. Хороша психологічна підготовка також була помітною, оскільки Любомиру </text:span><text:soft-page-break/><text:span text:style-name="T12">вдавалось встановити і підтримувати контакт з великою аудиторією, незважаючи на хвилювання. Було зазначено джерела для детальнішого вивчення теми лекції та вдосконалення практичних навичок.</text:span></text:p>
      <text:p text:style-name="P23"><text:tab/><text:span text:style-name="T12">Пояснення матеріалу було добре аргументовано, що забезпечило однакову успішність засвоєння інформації всіма категоріями студентів, про що свідчила їх зацікавленість і значна кількість запитань стверджувального характеру.</text:span></text:p>
      <text:p text:style-name="P23"><text:span text:style-name="T12"><text:tab/>Викладач часто звертався до аудиторії використовуючи прийоми-закріплення, як-от навідні запитання при підведенні підсумків чи запитання на перевірку розуміння. Наголошення на г</text:span>оловно<text:span text:style-name="T12">му</text:span> у матеріалі та висновках <text:span text:style-name="T12">сприяло кращому засвоєнню інформації</text:span>.</text:p>
      <text:p text:style-name="P23"><text:tab/> </text:p>
      <text:p text:style-name="P20">3. Керівництво роботою студентів:</text:p>
      <text:p text:style-name="P24"><text:tab/><text:span text:style-name="T12">Викладач-практикант робив перерви або уповільнював темп залежно від обсягу інформації, яку студентам слід було занотувати. Також він наголошував, які саме визначення, формули і приклади слід записати, аби студенти не пропустили нічого важливого. В той же час, було підготовано презентацію, щоб студенти не витрачали час на фіксування певного роду інформації, яка повинна бути перед очима для розуміння матеріалу, але не є обов'язковою для занотування. Окрім того важливі формули та визначення дублювались на дошці для кращого запам'ятовування і з метою уникнення помилок при написанні. </text:span></text:p>
      <text:p text:style-name="P24"><text:tab/><text:span text:style-name="T13">Для утримання уваги наводились цікаві приклади і студентам ставились риторичні <text:s/>запитання, які провокували запитання у відповідь, таким чином концентруючи увагу навіть тих студентів, які не були налаштовані на сприйняття матеріалу (студенти із задніх парт).</text:span></text:p>
      <text:p text:style-name="P24"/>
      <text:p text:style-name="P20">4. Особистість лектора:</text:p>
      <text:p text:style-name="P25"><text:tab/><text:span text:style-name="T14">Із того, як грамотно та доступно викладач-практикант відповідав на запитання, можна зробити висновок про досконале знання предмету. Емоційність </text:span><text:soft-page-break/><text:span text:style-name="T14">викладу балансувала між захопленням темою і бажанням об'єктивно подати матеріал. Через хвилювання, що є типово для всіх практикантів, спочатку темп викладу був дещо пришвидшений,</text:span> голос <text:span text:style-name="T14">трохи тремтів, але вже через чверть години лектор опанував себе і </text:span>дикція <text:span text:style-name="T14">стала чіткішою, а темп повільнішим</text:span>. </text:p>
      <text:p text:style-name="P25"><text:tab/><text:span text:style-name="T14">Помітним було бажання втримати контакт з аудиторією, що є надзвичайно важко за відсутності досвіду. Слід зазначити, що Любомиру це досить добре вдавалось. Стримані зауваження про порушення порядку деяким студентам траплялись дуже рідко, що свідчиться про вміння триматися перед аудиторією. Лектор виглядав доволі впевнено, мав достатньо строгий зовнішній вигляд, але був привітним і лояльним до студентів, що свідчило про повагу до колег і справляло позитивне враження. Варто також наголосити на відсутності слів іншомовного походження, русизмів та молодіжного сленгу, який дуже притаманний студентам, тож грамотність мовлення теж додавала поваги лектору в очах студентів.</text:span></text:p>
      <text:p text:style-name="P25"/>
      <text:p text:style-name="P20">5. Результати лекції:</text:p>
      <text:p text:style-name="P26"><text:span text:style-name="T14"><text:tab/>Загалом лекція була дуже </text:span>інформа<text:span text:style-name="T14">тивною, мала значну </text:span>цінність, <text:span text:style-name="T14">як для розуміння предмету та і з точки зору міжпредметних зв'язків</text:span>.<text:span text:style-name="T18"> Д</text:span>идактичн<text:span text:style-name="T15">і</text:span> ціл<text:span text:style-name="T15">і вважаю досягнутими</text:span>. </text:p>
      <text:p text:style-name="P26"><text:tab/><text:span text:style-name="T16">Через нестачу практичного досвіду, викладач-практикант трохи невміло розподіляв час, через що іноді виникали невеличкі паузи між додатковими запитаннями та викладом основного матеріалу. </text:span></text:p>
      <text:p text:style-name="P26"><text:tab/><text:span text:style-name="T17">Помітним було також хвилювання, проте лектор швидко з ним впорався, <text:s/>завдяки ретельній підготовці та хорошому володінню лекційним матеріалом.</text:span></text:p>
      <text:p text:style-name="P27"><text:tab/>Загалом, можу зробити висновок, що Любомир має хороші задатки та достатньо навичок, щоб стати хорошим викладачем в майб<text:span text:style-name="T18">у</text:span>тньому з умовою, що набереться більше досвід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50%"/>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4pt" style:font-size-asian="12.25pt" style:font-size-complex="14pt"/>
    </style:style>
    <style:page-layout style:name="Mpm1">
      <style:page-layout-properties fo:page-width="8.5in" fo:page-height="11in" style:num-format="1" style:print-orientation="portrait" fo:margin-top="0.7874in" fo:margin-bottom="0.21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1</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0:57:36.616000000</meta:creation-date>
    <dc:date>2015-02-26T19:33:49.384000000</dc:date>
    <meta:editing-duration>P2DT2H30M56S</meta:editing-duration>
    <meta:editing-cycles>55</meta:editing-cycles>
    <meta:generator>LibreOffice/4.2.6.3$Windows_x86 LibreOffice_project/3fd416d4c6db7d3204c17ce57a1d70f6e531ee21</meta:generator>
    <meta:document-statistic meta:table-count="0" meta:image-count="0" meta:object-count="0" meta:page-count="4" meta:paragraph-count="43" meta:word-count="713" meta:character-count="5511" meta:non-whitespace-character-count="4773"/>
  </office:meta>
</office:document-meta>
</file>